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D2F00000CF4D9123E5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1cm, 2.637cm, 3.169cm, 5.267cm)" draw:image-opacity="100%" style:mirror="none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07cm" fo:min-width="1.17cm" fo:padding-top="0.165cm" fo:padding-bottom="0.165cm" fo:padding-left="0.29cm" fo:padding-right="0.2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263cm" fo:min-width="0.013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opacity="0%" draw:fill-color="#000000" draw:textarea-vertical-align="middle" draw:auto-grow-height="false" fo:min-height="0.549cm" fo:min-width="0.299cm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vertical-align="middle" draw:auto-grow-height="false" fo:min-height="0.306cm" fo:min-width="1.491cm" fo:padding-top="0.165cm" fo:padding-bottom="0.165cm" fo:padding-left="0.29cm" fo:padding-right="0.29cm" fo:wrap-option="wrap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vertical-align="middle" draw:auto-grow-height="false" fo:min-height="0.585cm" fo:min-width="1.483cm" fo:padding-top="0.165cm" fo:padding-bottom="0.165cm" fo:padding-left="0.29cm" fo:padding-right="0.29cm" fo:wrap-option="wrap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vertical-align="middle" draw:auto-grow-height="false" fo:min-height="1.611cm" fo:min-width="1.378cm" fo:padding-top="0.165cm" fo:padding-bottom="0.165cm" fo:padding-left="0.29cm" fo:padding-right="0.29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3cm" svg:height="18.869cm" svg:x="1.093cm" svg:y="1.033cm">
          <draw:image xlink:href="Pictures/1000000000000D2F00000CF4D9123E51.png" xlink:type="simple" xlink:show="embed" xlink:actuate="onLoad" draw:mime-type="image/png">
            <text:p/>
          </draw:image>
        </draw:frame>
        <draw:custom-shape draw:style-name="gr2" draw:text-style-name="P2" draw:layer="layout" svg:width="2cm" svg:height="0.8cm" draw:transform="rotate (-1.5707963267949) translate (11.7cm 12.0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3">
          <draw:custom-shape draw:style-name="gr4" draw:text-style-name="P3" draw:layer="layout" svg:width="0.799cm" svg:height="0.799cm" svg:x="10.899cm" svg:y="1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799cm" svg:height="0.799cm" svg:x="10.899cm" svg:y="11.647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4" draw:layer="layout" svg:width="0.799cm" svg:height="0.799cm" draw:transform="rotate (-3.14159265358979) translate (11.699cm 12.447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" draw:text-style-name="P2" draw:layer="layout" svg:width="2cm" svg:height="0.8cm" draw:transform="rotate (-1.5707963267949) translate (16.5cm 14.7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3">
          <draw:custom-shape draw:style-name="gr4" draw:text-style-name="P3" draw:layer="layout" svg:width="0.799cm" svg:height="0.799cm" svg:x="15.698cm" svg:y="14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799cm" svg:height="0.799cm" svg:x="15.698cm" svg:y="14.346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4" draw:layer="layout" svg:width="0.799cm" svg:height="0.799cm" draw:transform="rotate (-3.14159265358979) translate (16.498cm 15.146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" draw:text-style-name="P2" draw:layer="layout" svg:width="2cm" svg:height="0.8cm" draw:transform="rotate (-1.5707963267949) translate (7cm 14.8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3">
          <draw:custom-shape draw:style-name="gr4" draw:text-style-name="P3" draw:layer="layout" svg:width="0.799cm" svg:height="0.799cm" svg:x="6.197cm" svg:y="1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799cm" svg:height="0.799cm" svg:x="6.197cm" svg:y="14.445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4" draw:layer="layout" svg:width="0.799cm" svg:height="0.799cm" draw:transform="rotate (-3.14159265358979) translate (6.997cm 15.245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" draw:text-style-name="P2" draw:layer="layout" svg:width="2cm" svg:height="0.8cm" draw:transform="rotate (-1.5707963267949) translate (7.3cm 12.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3">
          <draw:custom-shape draw:style-name="gr4" draw:text-style-name="P3" draw:layer="layout" svg:width="0.799cm" svg:height="0.799cm" svg:x="6.496cm" svg:y="12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799cm" svg:height="0.799cm" svg:x="6.496cm" svg:y="12.144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4" draw:layer="layout" svg:width="0.799cm" svg:height="0.799cm" draw:transform="rotate (-3.14159265358979) translate (7.296cm 12.944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" draw:text-style-name="P2" draw:layer="layout" svg:width="2cm" svg:height="0.8cm" svg:x="8.9cm" svg:y="11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6">
          <svg:title>TexMaths</svg:title>
          <svg:desc>24§display§f_{\text{drag}}§svg§600§FALSE§</svg:desc>
          <draw:path draw:style-name="gr7" draw:text-style-name="P2" draw:layer="layout" svg:width="1.617cm" svg:height="0.751cm" svg:x="8.886cm" svg:y="10.712cm" svg:viewBox="0 0 1618 752" svg:d="M0 0c539 0 1079 0 1618 0 0 251 0 501 0 752-539 0-1079 0-1618 0 0-251 0-501 0-752z">
            <text:p/>
          </draw:path>
          <draw:path draw:style-name="gr8" draw:text-style-name="P5" draw:layer="layout" svg:width="0.418cm" svg:height="0.763cm" svg:x="8.888cm" svg:y="10.669cm" svg:viewBox="0 0 419 764" svg:d="M264 256c24 0 48 0 72 0 16 0 26 0 26-17 0-9-10-9-24-9-23 0-46 0-70 0 7-32 13-64 20-96 2-17 14-77 19-86 7-17 21-29 38-29 5 0 27 0 43 15-38 4-45 33-45 45 0 19 14 29 31 29 22 0 45-17 45-51 0-38-38-57-74-57-26 0-81 14-105 98-5 19-7 27-29 132-19 0-38 0-58 0-16 0-24 0-24 17 0 9 8 9 22 9 19 0 38 0 58 0-22 110-44 221-65 331-15 81-29 158-72 158-5 0-26 0-41-15 39-2 46-33 46-45 0-19-15-29-31-29-22 0-46 17-46 50 0 36 36 58 72 58 45 0 79-50 93-81 29-53 48-156 48-161 17-89 34-177 51-266z">
            <text:p/>
          </draw:path>
          <draw:path draw:style-name="gr8" draw:text-style-name="P5" draw:layer="layout" svg:width="0.315cm" svg:height="0.413cm" svg:x="9.281cm" svg:y="10.978cm" svg:viewBox="0 0 316 414" svg:d="M185 7c0 7 0 15 0 22 38 0 43 5 43 33 0 40 0 80 0 120-22-19-51-34-82-34-79 0-146 60-146 135 0 74 62 131 139 131 48 0 77-26 86-36 0 12 0 24 0 36 31-1 61-3 91-4 0-8 0-15 0-22-40 0-45-5-45-34 0-118 0-236 0-354-29 2-58 5-86 7zM225 347c-14 27-45 51-84 51-33 0-55-20-67-36-12-17-19-41-19-79 0-15 0-58 24-84 24-27 53-34 70-34 28 0 52 15 69 36 7 7 7 10 7 19 0 43 0 85 0 127z">
            <text:p/>
          </draw:path>
          <draw:path draw:style-name="gr8" draw:text-style-name="P5" draw:layer="layout" svg:width="0.21cm" svg:height="0.26cm" svg:x="9.655cm" svg:y="11.126cm" svg:viewBox="0 0 211 261" svg:d="M89 127c0-50 24-110 79-110-5 5-10 12-10 21 0 19 15 27 27 27 14 0 26-8 26-27s-19-38-46-38c-31 0-62 19-79 65-1 0-1 0-2 0 0-22 0-43 0-65-28 2-56 5-84 7 0 7 0 15 0 22 41 0 46 5 46 33 0 51 0 101 0 151 0 26-8 26-46 26 0 8 0 15 0 22 2 0 43-2 67-2 26 0 53 0 77 2 0-7 0-14 0-22-4 0-8 0-12 0-43 0-43-7-43-26 0-29 0-57 0-86z">
            <text:p/>
          </draw:path>
          <draw:path draw:style-name="gr8" draw:text-style-name="P5" draw:layer="layout" svg:width="0.294cm" svg:height="0.267cm" svg:x="9.921cm" svg:y="11.124cm" svg:viewBox="0 0 295 268" svg:d="M233 105c0-31 0-52-29-74-24-21-53-31-87-31-57 0-95 22-95 57 0 20 12 29 28 29 15 0 27-12 27-26 0-12-5-24-19-29 21-14 55-14 57-14 34 0 70 21 70 72 0 5 0 11 0 16-32 3-72 5-115 20-53 19-70 52-70 79 0 50 62 64 103 64 48 0 77-26 89-50 2 24 17 48 45 48 19-19 58 0 58-55 0-11 0-23 0-34-7 0-13 0-19 0 0 11 0 21 0 31 0 8 0 34-22 34-21 0-21-26-21-34 0-34 0-68 0-103zM185 180c0 57-51 71-77 71-29 0-58-19-58-47 0-34 29-79 135-82 0 19 0 38 0 58z">
            <text:p/>
          </draw:path>
          <draw:path draw:style-name="gr8" draw:text-style-name="P5" draw:layer="layout" svg:width="0.299cm" svg:height="0.385cm" svg:x="10.247cm" svg:y="11.122cm" svg:viewBox="0 0 300 386" svg:d="M62 160c10 5 31 20 65 20 60 0 106-41 106-87 0-24-12-43-27-57 29-19 50-19 60-19-2 2-5 5-5 14 0 12 10 19 19 19 8 0 20-6 20-19s-12-31-36-31c-8 0-41 2-67 26-20-12-44-21-70-21-60 0-103 41-103 88 0 22 10 44 26 58-4 5-16 26-16 48 0 7 2 36 24 52-27 10-58 29-58 58 0 43 65 77 146 77 75 0 144-29 144-77 0-17-7-50-41-67-33-19-69-19-124-19-15 0-36 0-41 0-19-5-29-22-29-39 0-14 5-19 7-24zM127 160c-57 0-57-55-57-67 0-9 0-33 11-50 10-9 24-19 46-19 58 0 58 55 58 69 0 8 0 32-12 48-8 10-24 19-46 19zM127 263c53 0 127 0 127 46 0 31-47 57-108 57s-110-26-110-57c0-19 19-46 57-46 12 0 23 0 34 0z">
            <text:p/>
          </draw:path>
        </draw:g>
        <draw:g draw:style-name="gr6">
          <svg:title>TexMaths</svg:title>
          <svg:desc>24§display§m_{r}g§svg§600§FALSE§</svg:desc>
          <draw:path draw:style-name="gr7" draw:text-style-name="P2" draw:layer="layout" svg:width="1.423cm" svg:height="0.453cm" svg:x="16.53cm" svg:y="15.478cm" svg:viewBox="0 0 1424 454" svg:d="M0 0c475 0 949 0 1424 0 0 151 0 303 0 454-475 0-949 0-1424 0 0-151 0-303 0-454z">
            <text:p/>
          </draw:path>
          <draw:path draw:style-name="gr8" draw:text-style-name="P5" draw:layer="layout" svg:width="0.689cm" svg:height="0.377cm" svg:x="16.511cm" svg:y="15.435cm" svg:viewBox="0 0 690 378" svg:d="M50 320c-2 12-7 31-7 36 0 14 12 22 24 22 10 0 24-8 31-24 6-20 10-41 17-60 6-26 11-51 17-77 5-19 9-35 14-55 5-14 10-38 12-43 12-26 58-100 137-100 38 0 45 31 45 57 0 22-4 46-12 70-8 32-16 65-24 98-5 20-11 41-16 62-5 17-12 45-12 50 0 14 12 22 24 22 26 0 31-20 38-48 12-46 43-168 50-201 3-10 48-110 139-110 36 0 46 29 46 57 0 48-36 144-53 187-7 21-9 31-9 48 0 38 28 67 69 67 79 0 110-122 110-129 0-8-9-8-12-8-7 0-7 3-12 15-12 45-38 105-86 105-14 0-19-10-19-29 0-21 7-40 14-60 17-43 53-136 53-184 0-52-35-88-98-88-64 0-106 36-137 81 0-12-2-40-26-59-22-17-48-22-70-22-76 0-117 53-132 72-2-48-38-72-76-72-39 0-55 33-63 48-14 28-26 79-26 81 0 7 6 5 10 7 9 0 9 0 14-19 14-60 31-98 62-98 15 0 27 5 27 38 0 17-3 27-15 70-16 64-32 129-48 193z">
            <text:p/>
          </draw:path>
          <draw:path draw:style-name="gr8" draw:text-style-name="P5" draw:layer="layout" svg:width="0.272cm" svg:height="0.262cm" svg:x="17.254cm" svg:y="15.672cm" svg:viewBox="0 0 273 263" svg:d="M110 139c0-3 15-55 15-58 2-5 19-33 38-48 5-4 22-16 48-16 5 0 19 0 31 7-19 5-26 21-26 33s11 22 24 22 33-12 33-36c0-31-33-43-62-43-31 0-58 12-84 41-10-36-46-41-60-41-21 0-36 14-45 29-15 24-22 57-22 59 0 10 7 10 10 10 7 0 9-2 12-19 9-36 21-62 43-62 16 0 19 12 19 28 0 10-6 31-10 48-3 17-9 41-12 53-6 24-12 49-19 74-2 9-3 16-5 24 0 14 10 19 20 19 9 0 21-5 26-17 0-2 7-29 9-43 6-21 12-43 17-64z">
            <text:p/>
          </draw:path>
          <draw:path draw:style-name="gr8" draw:text-style-name="P5" draw:layer="layout" svg:width="0.385cm" svg:height="0.539cm" svg:x="17.611cm" svg:y="15.435cm" svg:viewBox="0 0 386 540" svg:d="M383 55c0-5 3-10 3-17 0-14-10-21-24-21-10 0-31 5-36 36-14-31-43-53-77-53-96 0-201 117-201 237 0 83 53 131 113 131 50 0 88-38 98-48-17 77-29 110-29 112-2 8-31 89-120 89-17 0-43 0-67-7 24-7 34-29 34-43 0-15-10-31-31-31-20 0-46 16-46 50 0 33 31 50 113 50 103 0 165-65 177-115 31-123 62-247 93-370zM273 263c-5 21-24 40-43 57-17 15-43 31-67 31-43 0-55-43-55-76 0-41 24-139 48-182 21-40 57-74 93-74 55 0 67 68 67 72 0 3 0 9-2 12-14 53-27 106-41 160z">
            <text:p/>
          </draw:path>
        </draw:g>
        <draw:g draw:style-name="gr6">
          <svg:title>TexMaths</svg:title>
          <svg:desc>24§display§m_{b}g§svg§600§FALSE§</svg:desc>
          <draw:path draw:style-name="gr7" draw:text-style-name="P2" draw:layer="layout" svg:width="1.389cm" svg:height="0.455cm" svg:x="11.732cm" svg:y="12.978cm" svg:viewBox="0 0 1390 456" svg:d="M0 0c463 0 927 0 1390 0 0 152 0 304 0 456-463 0-927 0-1390 0 0-152 0-304 0-456z">
            <text:p/>
          </draw:path>
          <draw:path draw:style-name="gr8" draw:text-style-name="P5" draw:layer="layout" svg:width="0.689cm" svg:height="0.379cm" svg:x="11.713cm" svg:y="12.935cm" svg:viewBox="0 0 690 380" svg:d="M50 320c-2 14-7 34-7 36 0 17 12 24 24 24 10 0 26-7 31-24 0-2 12-41 17-62 6-25 13-50 19-74 5-19 10-38 12-58 5-14 12-38 12-40 12-26 58-103 137-103 38 0 45 31 45 57 0 22-5 46-12 70-8 32-16 65-24 98-5 21-11 43-16 64-3 17-10 46-10 48 0 17 10 24 24 24 26 0 31-22 38-48 10-48 41-170 51-203 2-10 45-110 136-110 39 0 46 29 46 57 0 48-34 144-51 189-7 19-12 29-12 46 0 40 29 69 70 69 79 0 110-122 110-129 0-10-7-10-9-10-10 0-10 3-15 17-12 43-38 103-84 103-14 0-21-7-21-27 0-21 7-43 14-59 17-43 53-136 53-184 0-55-33-91-96-91-64 0-108 38-139 81 0-9-2-38-26-60-22-16-48-21-70-21-74 0-115 55-129 74-5-48-41-74-79-74-39 0-55 33-63 48-14 28-26 79-26 81 0 10 10 10 12 10 7 0 7-3 14-20 15-59 32-100 60-100 15 0 27 7 27 38 0 17-3 27-15 70-16 64-32 129-48 193z">
            <text:p/>
          </draw:path>
          <draw:path draw:style-name="gr8" draw:text-style-name="P5" draw:layer="layout" svg:width="0.236cm" svg:height="0.412cm" svg:x="12.468cm" svg:y="13.023cm" svg:viewBox="0 0 237 413" svg:d="M115 19c2-2 2-6 2-9s-2-10-9-10c-12 0-60 5-74 7-5 0-15 0-15 12 0 10 10 10 17 10 29 0 29 4 29 9 0 3-7 26-10 41-5 17-9 35-14 52-5 22-39 148-39 158-2 12-2 22-2 29 0 57 36 95 86 95 72 0 151-79 151-167 0-67-48-98-88-98-29 0-56 19-75 34 14-55 27-109 41-163zM86 397c-28 0-45-24-45-60 0-22 5-41 21-108 5-12 5-12 15-26 24-24 50-38 72-38 21 0 40 17 40 57 0 24-12 84-28 117-15 29-44 58-75 58z">
            <text:p/>
          </draw:path>
          <draw:path draw:style-name="gr8" draw:text-style-name="P5" draw:layer="layout" svg:width="0.385cm" svg:height="0.541cm" svg:x="12.779cm" svg:y="12.935cm" svg:viewBox="0 0 386 542" svg:d="M383 55c0-5 3-10 3-14 0-15-10-24-24-24-10 0-31 7-36 36-14-32-43-53-77-53-96 0-201 117-201 239 0 81 50 131 113 131 47 0 88-38 95-48 1 0 2 0 3 0-19 75-19 74-29 110-2 8-31 91-120 91-17 0-45 0-67-7 24-10 34-31 34-45 0-12-10-29-31-29-20 0-46 14-46 48 0 36 31 52 110 52 106 0 168-67 180-117 31-123 62-247 93-370zM273 263c-5 21-24 43-43 59-17 15-43 29-67 29-43 0-55-43-55-76 0-41 24-139 48-182 21-40 57-74 93-74 55 0 67 67 67 72s-2 9-2 12c-14 53-27 106-41 160z">
            <text:p/>
          </draw:path>
        </draw:g>
        <draw:g draw:style-name="gr6">
          <svg:title>TexMaths</svg:title>
          <svg:desc>24§display§m_{h}g§svg§600§FALSE§</svg:desc>
          <draw:path draw:style-name="gr7" draw:text-style-name="P2" draw:layer="layout" svg:width="1.485cm" svg:height="0.453cm" svg:x="7.234cm" svg:y="13.379cm" svg:viewBox="0 0 1486 454" svg:d="M0 0c495 0 990 0 1486 0 0 151 0 303 0 454-496 0-991 0-1486 0 0-151 0-303 0-454z">
            <text:p/>
          </draw:path>
          <draw:path draw:style-name="gr8" draw:text-style-name="P5" draw:layer="layout" svg:width="0.687cm" svg:height="0.377cm" svg:x="7.215cm" svg:y="13.336cm" svg:viewBox="0 0 688 378" svg:d="M50 320c-2 12-7 31-7 36 0 14 12 22 24 22 10 0 24-8 31-24 6-20 10-41 17-60 6-26 11-51 17-77 5-19 9-35 14-55 5-14 10-38 12-43 12-26 58-100 137-100 38 0 45 31 45 57 0 22-7 46-12 70-8 32-16 65-24 98-5 20-11 41-16 62-5 17-12 45-12 50 0 14 12 22 24 22 26 0 31-20 38-48 12-46 43-168 50-201 3-10 48-110 139-110 36 0 46 29 46 57 0 48-36 144-53 187-7 21-10 31-10 48 0 38 29 67 68 67 79 0 110-122 110-129 0-8-7-8-10-8-7 0-7 3-12 15-12 45-41 105-86 105-14 0-19-10-19-29 0-21 7-40 14-60 17-43 50-136 50-184 0-52-33-88-95-88-63 0-106 36-137 81 0-12-2-40-26-59-22-17-48-22-70-22-77 0-117 53-132 72-2-48-38-72-76-72-39 0-55 33-63 48-14 28-26 79-26 81 0 7 6 5 10 7 9 0 9 0 14-19 14-60 31-98 62-98 15 0 27 5 27 38 0 17-3 27-15 70-16 64-32 129-48 193z">
            <text:p/>
          </draw:path>
          <draw:path draw:style-name="gr8" draw:text-style-name="P5" draw:layer="layout" svg:width="0.32cm" svg:height="0.41cm" svg:x="7.972cm" svg:y="13.424cm" svg:viewBox="0 0 321 411" svg:d="M141 17c1-3 2-5 3-7 0-5-3-10-10-10-12 0-60 5-76 7-5 0-12 0-12 12 0 10 7 10 14 10 29 0 29 2 29 7s0 7-3 14c-27 110-54 220-81 330-5 9-3 8-5 12 0 9 7 19 22 19 4 0 16-2 24-14 2-5 7-24 9-39 5-16 10-33 14-50 0-9 8-31 10-40 5-22 5-22 17-41 19-29 48-62 93-62 34 0 36 26 36 40 0 36-26 101-36 125-4 16-7 21-7 31 0 31 24 50 55 50 58 0 84-81 84-88 0-8-7-8-9-8-8 0-8 3-10 10-14 45-41 69-62 69-15 0-17-7-17-19 0-14 5-21 14-48 7-19 31-78 31-112 0-10 0-33-21-50-10-10-27-17-55-17-43 0-75 24-96 48 15-60 30-120 45-179z">
            <text:p/>
          </draw:path>
          <draw:path draw:style-name="gr8" draw:text-style-name="P5" draw:layer="layout" svg:width="0.385cm" svg:height="0.539cm" svg:x="8.377cm" svg:y="13.336cm" svg:viewBox="0 0 386 540" svg:d="M383 55c0-5 3-10 3-17 0-14-10-21-24-21-10 0-31 5-36 36-14-31-43-53-77-53-96 0-201 117-201 237 0 83 53 131 113 131 50 0 88-38 98-48-17 77-29 110-29 112-2 8-31 89-120 89-17 0-43 0-67-7 24-7 34-29 34-43 0-15-10-31-31-31-20 0-46 16-46 50 0 33 31 50 113 50 103 0 165-65 177-115 31-123 62-247 93-370zM273 263c-5 21-24 40-43 57-17 15-43 31-67 31-41 0-55-43-55-76 0-41 24-139 48-182 21-40 57-74 93-74 55 0 67 68 67 72 0 3 0 9-2 12-14 53-27 106-41 160z">
            <text:p/>
          </draw:path>
        </draw:g>
        <draw:g draw:style-name="gr6">
          <svg:title>TexMaths</svg:title>
          <svg:desc>24§display§m_{f}g§svg§600§FALSE§</svg:desc>
          <draw:path draw:style-name="gr7" draw:text-style-name="P2" draw:layer="layout" svg:width="1.487cm" svg:height="0.53cm" svg:x="6.935cm" svg:y="15.681cm" svg:viewBox="0 0 1488 531" svg:d="M0 0c496 0 992 0 1488 0 0 177 0 354 0 531-496 0-992 0-1488 0 0-177 0-354 0-531z">
            <text:p/>
          </draw:path>
          <draw:path draw:style-name="gr8" draw:text-style-name="P5" draw:layer="layout" svg:width="0.689cm" svg:height="0.379cm" svg:x="6.916cm" svg:y="15.638cm" svg:viewBox="0 0 690 380" svg:d="M50 321c-2 14-7 33-7 38 0 14 12 21 24 21 10 0 26-7 31-24 0-2 12-40 17-62 6-24 13-49 19-74 5-19 10-38 12-57 5-15 12-39 12-41 12-26 58-103 137-103 38 0 45 31 45 58 0 21-5 45-12 71-8 32-16 64-24 96-5 22-11 43-16 65-3 16-10 45-10 50 0 14 10 21 24 21 26 0 31-21 38-47 10-48 41-170 51-201 2-12 45-113 136-113 38 0 46 29 46 58 0 47-34 143-51 189-7 19-12 28-12 45 0 41 29 69 70 69 79 0 110-122 110-129s-7-7-10-7c-9 0-9 2-14 14-12 43-38 103-84 103-14 0-21-7-21-26 0-22 7-41 14-60 17-43 53-136 53-184 0-55-33-91-96-91-64 0-108 38-139 81 0-9-2-38-26-59-22-17-48-22-70-22-74 0-115 55-129 74-5-48-41-74-79-74-39 0-55 33-63 48-14 29-26 79-26 81 0 10 10 10 12 10 7 0 7-3 14-19 15-60 32-101 60-101 15 0 27 7 27 38 0 17-3 27-15 70-16 64-32 129-48 194z">
            <text:p/>
          </draw:path>
          <draw:path draw:style-name="gr8" draw:text-style-name="P5" draw:layer="layout" svg:width="0.313cm" svg:height="0.532cm" svg:x="7.673cm" svg:y="15.722cm" svg:viewBox="0 0 314 533" svg:d="M196 182c20 0 40 0 60 0 10 0 20 0 20-15 0-7-10-7-20-7-18 0-36 0-55 0 15-74 19-100 24-119 3-12 15-24 29-24 2 0 17 0 29 7-24 7-27 29-27 31 0 14 10 22 24 22 15 0 34-12 34-36 0-27-29-41-60-41-26 0-55 14-70 43-11 22-16 50-28 117-16 0-32 0-48 0-12 0-19 0-19 12 0 10 7 10 19 10 14 0 29 0 43 0 0 2-38 215-53 277-2 12-12 58-40 58-9-3-15 0-27-7 24-8 27-29 27-34 0-12-10-21-24-21-15 0-34 14-34 35 0 27 29 43 58 43 38 0 64-38 71-52 22-38 34-110 36-117 11-61 21-122 31-182z">
            <text:p/>
          </draw:path>
          <draw:path draw:style-name="gr8" draw:text-style-name="P5" draw:layer="layout" svg:width="0.385cm" svg:height="0.542cm" svg:x="8.08cm" svg:y="15.638cm" svg:viewBox="0 0 386 543" svg:d="M383 55c0-5 3-10 3-14 0-15-10-24-24-24-10 0-31 7-36 36-15-31-43-53-77-53-96 0-201 117-201 239 0 82 50 132 113 132 47 0 88-38 95-48 1 0 2 0 3 0-19 74-19 73-29 110-2 10-31 91-120 91-17 0-45 0-67-7 24-7 34-29 34-43 0-15-10-31-31-31-20 0-46 16-46 50 0 33 31 50 110 50 106 0 168-65 180-115 31-124 62-249 93-373zM273 263c-5 22-24 43-43 60-17 14-43 29-67 29-43 0-55-43-55-77 0-41 24-139 48-182 21-40 57-74 93-74 55 0 67 67 67 72s-2 9-2 12c-14 53-27 107-41 160z">
            <text:p/>
          </draw:path>
        </draw:g>
        <draw:custom-shape draw:style-name="gr9" draw:text-style-name="P6" draw:layer="layout" svg:width="2.07cm" svg:height="0.635cm" draw:transform="skewX (1.14563412100908) translate (8.362cm 2.531cm)">
          <text:p/>
          <draw:enhanced-geometry svg:viewBox="0 0 21600 21600" draw:text-areas="0 0 21600 21600" draw:mirror-horizontal="true" draw:type="circular-arrow" draw:modifiers="68.7304016972318 2.99841208571968 5843.441575726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6" draw:layer="layout" svg:width="2.062cm" svg:height="0.914cm" draw:transform="skewX (1.06203284983855) rotate (1.26571277354629) translate (2.46cm 12.227cm)">
          <text:p/>
          <draw:enhanced-geometry svg:viewBox="0 0 21600 21600" draw:text-areas="0 0 21600 21600" draw:type="circular-arrow" draw:modifiers="57.3329231447845 1.97701596875172 6500.62182077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6" draw:layer="layout" svg:width="2cm" svg:height="1.898cm" draw:transform="skewX (0.3384193419617) rotate (0.3384193419617) translate (12.851cm 15.207cm)">
          <text:p/>
          <draw:enhanced-geometry svg:viewBox="0 0 21600 21600" draw:text-areas="0 0 21600 21600" draw:mirror-horizontal="true" draw:type="circular-arrow" draw:modifiers="60.4433461413774 0.0580635436501363 8267.80085560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 draw:style-name="gr6">
          <svg:title>TexMaths</svg:title>
          <svg:desc>24§display§\tau_{\theta}§svg§600§FALSE§</svg:desc>
          <draw:path draw:style-name="gr7" draw:text-style-name="P2" draw:layer="layout" svg:width="0.578cm" svg:height="0.405cm" svg:x="13.079cm" svg:y="14.292cm" svg:viewBox="0 0 579 406" svg:d="M0 0c193 0 386 0 579 0 0 135 0 271 0 406-193 0-386 0-579 0 0-135 0-271 0-406z">
            <text:p/>
          </draw:path>
          <draw:path draw:style-name="gr8" draw:text-style-name="P5" draw:layer="layout" svg:width="0.405cm" svg:height="0.369cm" svg:x="13.058cm" svg:y="14.249cm" svg:viewBox="0 0 406 370" svg:d="M225 48c47 0 94 0 141 0 9 0 40 0 40-29 0-19-19-19-33-19-78 0-156 0-234 0-17 0-51 0-86 38-29 31-53 72-53 77 4 3 0 9 12 9 5 0 7-5 12-12 41-64 88-64 107-64 24 0 47 0 70 0-28 90-56 180-84 270-2 9-7 26-7 31 0 9 5 21 24 21 29 0 31-24 33-36 19-95 39-191 58-286z">
            <text:p/>
          </draw:path>
          <draw:path draw:style-name="gr8" draw:text-style-name="P5" draw:layer="layout" svg:width="0.262cm" svg:height="0.417cm" svg:x="13.438cm" svg:y="14.323cm" svg:viewBox="0 0 263 418" svg:d="M263 127c0-63-24-127-81-127-89 0-182 158-182 291 0 70 29 127 81 127 89 0 182-160 182-291zM67 198c29-126 81-181 115-181 38 0 38 64 38 76 0 22-5 55-17 105-45 0-91 0-136 0zM196 220c-17 64-29 95-45 124-20 31-43 57-70 57-31 0-36-45-36-76 0-38 10-84 17-105 45 0 89 0 134 0z">
            <text:p/>
          </draw:path>
        </draw:g>
        <draw:g draw:style-name="gr6">
          <svg:title>TexMaths</svg:title>
          <svg:desc>24§display§\tau_{\delta}§svg§600§FALSE§</svg:desc>
          <draw:path draw:style-name="gr7" draw:text-style-name="P2" draw:layer="layout" svg:width="0.573cm" svg:height="0.405cm" svg:x="9.679cm" svg:y="2.194cm" svg:viewBox="0 0 574 406" svg:d="M0 0c191 0 382 0 574 0 0 135 0 271 0 406-192 0-383 0-574 0 0-135 0-271 0-406z">
            <text:p/>
          </draw:path>
          <draw:path draw:style-name="gr8" draw:text-style-name="P5" draw:layer="layout" svg:width="0.405cm" svg:height="0.369cm" svg:x="9.658cm" svg:y="2.151cm" svg:viewBox="0 0 406 370" svg:d="M225 48c47 0 94 0 141 0 9 0 40 0 40-29 0-19-16-19-33-19-78 0-156 0-234 0-17 0-51 0-86 38-29 31-53 72-53 77 4 2 0 7 12 7 5 0 7-3 12-10 41-64 88-64 107-64 24 0 47 0 70 0-28 89-56 178-84 267-2 12-7 29-7 31 0 10 5 24 24 24 29 0 31-24 33-36 19-95 39-191 58-286z">
            <text:p/>
          </draw:path>
          <draw:path draw:style-name="gr8" draw:text-style-name="P5" draw:layer="layout" svg:width="0.257cm" svg:height="0.424cm" svg:x="10.038cm" svg:y="2.218cm" svg:viewBox="0 0 258 425" svg:d="M136 165c-86 21-136 95-136 157 0 63 48 103 105 103 72 0 127-83 127-167 0-57-31-91-50-110-22-26-65-74-65-100 0-7 7-24 31-24 22 0 38 9 50 17 5 2 27 14 36 14 15 0 24-12 24-24 0-17-7-17-38-24-7 0-36-7-53-7-45 0-69 26-69 62 0 31 19 67 38 103zM146 179c17 26 38 60 38 103 0 48-29 126-76 126-34 0-65-21-65-69 0-38 22-138 103-160z">
            <text:p/>
          </draw:path>
        </draw:g>
        <draw:g draw:style-name="gr6">
          <svg:title>TexMaths</svg:title>
          <svg:desc>24§display§\tau_{\gamma}§svg§600§FALSE§</svg:desc>
          <draw:path draw:style-name="gr7" draw:text-style-name="P2" draw:layer="layout" svg:width="0.638cm" svg:height="0.525cm" svg:x="3.28cm" svg:y="10.396cm" svg:viewBox="0 0 639 526" svg:d="M0 0c213 0 426 0 639 0 0 175 0 351 0 526-213 0-426 0-639 0 0-175 0-351 0-526z">
            <text:p/>
          </draw:path>
          <draw:path draw:style-name="gr8" draw:text-style-name="P5" draw:layer="layout" svg:width="0.406cm" svg:height="0.37cm" svg:x="3.259cm" svg:y="10.353cm" svg:viewBox="0 0 407 371" svg:d="M225 48c47 0 94 0 141 0 9 0 41 0 41-29 0-19-17-19-34-19-78 0-156 0-234 0-17 0-51 0-86 38-29 31-53 72-53 77 4 2 0 7 12 7 5 0 7-2 12-10 41-64 88-64 108-64 23 0 46 0 69 0-27 90-54 180-81 270-5 10-10 26-10 31 0 10 5 22 24 22 29 0 31-24 36-36 18-96 36-192 55-287z">
            <text:p/>
          </draw:path>
          <draw:path draw:style-name="gr8" draw:text-style-name="P5" draw:layer="layout" svg:width="0.339cm" svg:height="0.384cm" svg:x="3.622cm" svg:y="10.58cm" svg:viewBox="0 0 340 385" svg:d="M244 177c-2-34-24-177-120-177-33 0-64 19-81 36-36 31-43 69-43 72 0 4 6 3 10 4 9 0 9 0 12-9 11-34 55-55 95-55 93 0 105 93 105 153 0 31 0 36-2 43-14 45-31 110-31 127 0 7 2 14 9 14 5 0 10 0 20-31 7-22 19-65 24-108 2-21 35-100 47-129 8-17 19-45 48-95 3-3 3-5 3-8 0-7-8-7-10-7s-7 0-10 3c-7 12-50 95-76 16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06:34:16.890000000</meta:creation-date>
    <dc:date>2025-03-02T06:50:47.433000000</dc:date>
    <meta:editing-duration>PT16M25S</meta:editing-duration>
    <meta:editing-cycles>13</meta:editing-cycles>
    <meta:generator>LibreOffice/7.6.4.1$Windows_X86_64 LibreOffice_project/e19e193f88cd6c0525a17fb7a176ed8e6a3e2aa1</meta:generator>
    <meta:document-statistic meta:object-count="64"/>
  </office:meta>
</office:document-meta>
</file>